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mniPage_20__23_1">
      <style:paragraph-properties fo:margin-left="0cm" fo:margin-right="0.079cm" fo:text-align="justify" style:justify-single-word="false" fo:text-indent="0cm" style:auto-text-indent="false"/>
      <style:text-properties style:font-name="Arial" fo:font-size="11pt" fo:language="it" fo:country="IT" style:font-size-asian="11pt" style:font-name-complex="Arial"/>
    </style:style>
    <style:style style:name="P2" style:family="paragraph" style:parent-style-name="OmniPage_20__23_1">
      <style:paragraph-properties fo:margin-left="0cm" fo:margin-right="0.079cm" fo:text-align="justify" style:justify-single-word="false" fo:text-indent="0cm" style:auto-text-indent="false"/>
      <style:text-properties style:font-name="Arial" fo:font-size="10pt" fo:language="it" fo:country="IT" style:font-size-asian="10pt" style:font-name-complex="Arial" style:font-size-complex="10pt"/>
    </style:style>
    <style:style style:name="P3" style:family="paragraph" style:parent-style-name="OmniPage_20__23_1">
      <style:paragraph-properties fo:margin-left="0cm" fo:margin-right="0.079cm" fo:text-align="center" style:justify-single-word="false" fo:text-indent="0cm" style:auto-text-indent="false"/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OmniPage_20__23_1">
      <style:paragraph-properties fo:margin-left="0cm" fo:margin-right="0.079cm" fo:line-height="0.459cm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fo:language="it" fo:country="IT"/>
    </style:style>
    <style:style style:name="P5" style:family="paragraph" style:parent-style-name="OmniPage_20__23_1" style:master-page-name="Standard">
      <style:paragraph-properties fo:margin-left="0cm" fo:margin-right="0.079cm" fo:text-align="center" style:justify-single-word="false" fo:text-indent="0cm" style:auto-text-indent="false" style:page-number="auto"/>
      <style:text-properties style:font-name="Arial" fo:font-size="11pt" fo:language="it" fo:country="IT" fo:font-weight="bold" style:font-size-asian="11pt" style:font-weight-asian="bold" style:font-name-complex="Arial" style:font-weight-complex="bold"/>
    </style:style>
    <style:style style:name="P6" style:family="paragraph" style:parent-style-name="OmniPage_20__23_1" style:list-style-name="WW8Num1">
      <style:paragraph-properties fo:margin-left="0.504cm" fo:margin-right="0cm" fo:margin-top="0.101cm" fo:margin-bottom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9pt" fo:language="it" fo:country="IT" style:font-size-asian="9pt" style:font-name-complex="Arial" style:font-size-complex="9pt"/>
    </style:style>
    <style:style style:name="P7" style:family="paragraph" style:parent-style-name="OmniPage_20__23_1" style:list-style-name="WW8Num1">
      <style:paragraph-properties fo:margin-left="0.504cm" fo:margin-right="0cm" fo:margin-top="0.101cm" fo:margin-bottom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10pt" fo:language="it" fo:country="IT" style:font-size-asian="10pt" style:font-name-complex="Arial" style:font-size-complex="10pt"/>
    </style:style>
    <style:style style:name="P8" style:family="paragraph" style:parent-style-name="OmniPage_20__23_1" style:list-style-name="WW8Num1">
      <style:paragraph-properties fo:margin-left="0.504cm" fo:margin-right="0cm" fo:margin-top="0.101cm" fo:margin-bottom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10pt" fo:language="it" fo:country="IT" style:font-size-asian="10pt" style:font-size-complex="10pt"/>
    </style:style>
    <style:style style:name="P9" style:family="paragraph" style:parent-style-name="OmniPage_20__23_1" style:list-style-name="WW8Num1">
      <style:paragraph-properties fo:margin-left="0.504cm" fo:margin-right="0cm" fo:margin-top="0.101cm" fo:margin-bottom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OmniPage_20__23_1" style:list-style-name="WW8Num1">
      <style:paragraph-properties fo:margin-left="0.504cm" fo:margin-right="0cm" fo:margin-top="0.101cm" fo:margin-bottom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</style:style>
    <style:style style:name="P11" style:family="paragraph" style:parent-style-name="OmniPage_20__23_1" style:list-style-name="WW8Num1">
      <style:paragraph-properties fo:margin-left="0.504cm" fo:margin-right="0cm" fo:margin-top="0cm" fo:margin-bottom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10pt" fo:language="it" fo:country="IT" style:font-size-asian="10pt" style:font-size-complex="10pt"/>
    </style:style>
    <style:style style:name="P12" style:family="paragraph" style:parent-style-name="OmniPage_20__23_1" style:list-style-name="WW8Num1">
      <style:paragraph-properties fo:margin-left="1.007cm" fo:margin-right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  <style:tab-stop style:position="1.007cm"/>
        </style:tab-stops>
      </style:paragraph-properties>
      <style:text-properties style:font-name="Arial" fo:font-size="10pt" fo:language="it" fo:country="IT" style:font-size-asian="10pt" style:font-name-complex="Arial" style:font-size-complex="10pt"/>
    </style:style>
    <style:style style:name="P13" style:family="paragraph" style:parent-style-name="OmniPage_20__23_1" style:list-style-name="WW8Num1">
      <style:paragraph-properties fo:margin-left="1.007cm" fo:margin-right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  <style:tab-stop style:position="1.007cm"/>
        </style:tab-stops>
      </style:paragraph-properties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name-complex="Ari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fo:font-style="italic" fo:background-color="transparent" style:font-style-asian="italic"/>
    </style:style>
    <style:style style:name="T5" style:family="text">
      <style:text-properties fo:font-style="italic" fo:background-color="transparent" style:font-style-asian="italic" style:font-name-complex="Arial" style:font-style-complex="italic"/>
    </style:style>
    <style:style style:name="T6" style:family="text">
      <style:text-properties fo:font-style="italic" fo:background-color="transparent" style:font-style-asian="italic" style:font-style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9" style:family="text"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background-color="transparent" style:font-size-asian="10pt" style:font-size-complex="10pt"/>
    </style:style>
    <style:style style:name="T11" style:family="text">
      <style:text-properties fo:font-style="normal" style:font-style-asian="normal" style:font-name-complex="Ari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17" style:family="text">
      <style:text-properties fo:font-style="normal" fo:background-color="transparent" style:font-style-asian="normal" style:font-name-complex="Arial" style:font-style-complex="normal"/>
    </style:style>
    <style:style style:name="T18" style:family="text">
      <style:text-properties fo:font-style="normal" fo:background-color="transparent" style:font-style-asian="normal" style:font-style-complex="normal"/>
    </style:style>
    <style:style style:name="T19" style:family="text">
      <style:text-properties fo:font-weight="bold" fo:background-color="transparent" style:font-weight-asian="bold" style:font-name-complex="Arial" style:font-weight-complex="normal"/>
    </style:style>
    <style:style style:name="T20" style:family="text"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Arial" fo:font-size="10pt" fo:language="it" fo:country="IT" style:font-size-asian="10pt" style:font-name-complex="Arial" style:font-size-complex="10pt"/>
    </style:style>
    <style:style style:name="T22" style:family="text">
      <style:text-properties style:font-name-complex="Arial"/>
    </style:style>
    <style:style style:name="T23" style:family="text">
      <style:text-properties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formativa sul trattamento dei dati personali</text:p>
      <text:p text:style-name="P3">(artt. 13 e 14 Regolamento UE n. 2016/679)</text:p>
      <text:p text:style-name="P1"/>
      <text:p text:style-name="P2">Ai sensi del Regolamento UE n. 2016/679 relativo alla protezione delle persone fisiche con riguardo al trattamento dei dati personali e delle disposizioni della normativa nazionale, si informa che:</text:p>
      <text:list xml:id="list3123556109552417980" text:style-name="WW8Num1">
        <text:list-item>
          <text:p text:style-name="P10"><text:span text:style-name="T20">Titolare del trattamento dei dati è il Comune di Trento (email: </text:span><text:span text:style-name="T20">segreteria_generale@comune.trento.it</text:span><text:span text:style-name="T21">; sito web: </text:span><text:span text:style-name="T21">http://comune.trento.it</text:span><text:span text:style-name="T21">);</text:span></text:p>
        </text:list-item>
        <text:list-item>
          <text:p text:style-name="P10"><text:span text:style-name="T21">Responsabile per la protezione dei dati è il Consorzio dei Comuni Trentini (email: </text:span><text:span text:style-name="T21">servizioRPD@comunitrentini.it</text:span><text:span text:style-name="T21">; sito web: </text:span><text:span text:style-name="T21">http://www.comunitrentini.it</text:span><text:span text:style-name="T21">);</text:span></text:p>
        </text:list-item>
        <text:list-item>
          <text:p text:style-name="P6"><text:span text:style-name="T7">il trattamento ha ad oggetto le seguenti </text:span><text:span text:style-name="T10">categorie di dati: dati personali ordinari, dati particolari (salute), dati finanziari (situazione economico patrimoniale), e può avere ad oggetto dati giudiziari</text:span><text:span text:style-name="T9">;</text:span></text:p>
        </text:list-item>
        <text:list-item>
          <text:p text:style-name="P6"><text:span text:style-name="T7">i dati vengono raccolti e trattati </text:span><text:span text:style-name="T8">per le finalità di cui alla L. P.12.3.2002 n. 4 e ss. mm. e alle procedure amministrative e contabili inerenti all’ammissione ed erogazione dei servizi socio educativi per la prima infanzia. I dati personali raccolti possono essere trattati dal comune di Trento per finalità statistiche e di documentazione;</text:span><text:span text:style-name="T7"> </text:span></text:p>
        </text:list-item>
        <text:list-item>
          <text:p text:style-name="P7">la base giuridica del trattamento consiste nell'esecuzione di un compito o di una funzione di interesse pubblico;</text:p>
        </text:list-item>
        <text:list-item>
          <text:p text:style-name="P8"><text:span text:style-name="T22">il trattamento riguarda anche </text:span><text:span text:style-name="T2">dati sensibili (origine, stato di salute)</text:span><text:span text:style-name="T5"> </text:span><text:span text:style-name="T2">ai sensi di quanto disposto dalla L. P.12.3.2002 n. 4 e ss. mm. e dal Regolamento per la disciplina del sistema dei servizi socio educativi per la prima infanzia del Comune di Trento</text:span><text:span text:style-name="T13">;</text:span></text:p>
        </text:list-item>
        <text:list-item>
          <text:p text:style-name="P7">i dati sono racco<text:span text:style-name="T23">lti dagli incaricati del Servizio Servizi all'infanzia, Istruzione e Sport nonché dai soggetti pubblici e privati tramite i quali si procede alla verifica del contenuto delle dichiarazioni ricevute dall'amministrazione (datori di lavoro, Azienda Provinciale per i Servizi Sanitari, Centro per l'impiego)</text:span><text:span text:style-name="T15">;</text:span></text:p>
        </text:list-item>
        <text:list-item>
          <text:p text:style-name="P7"><text:span text:style-name="T12">i dati </text:span>vengono trattati con sistemi informatici e/o manuali, attraverso procedure adeguate a garantirne la sicurezza e la riservatezza;</text:p>
        </text:list-item>
        <text:list-item>
          <text:p text:style-name="P7"><text:span text:style-name="T1">i dati possono essere comunicati</text:span> <text:span text:style-name="T3">ai soggetti gestori dei servizi e a tutti i soggetti (Uffici, Enti ed Organi della Pubblica Amministrazione, utenti)</text:span> che, secondo le norme, sono tenuti a conoscerli o possono conoscerli, nonché ai soggetti che sono titolari del diritto di accesso.</text:p>
          <text:p text:style-name="P7"><text:span text:style-name="T23">I dati possono essere oggetto di diffusione </text:span><text:span text:style-name="T3">per finalità statistiche e di documentazione</text:span><text:span text:style-name="T23"> </text:span><text:span text:style-name="T4">e </text:span><text:span text:style-name="T18">non sono oggetto di trasferimento all'estero</text:span><text:span text:style-name="T6">;</text:span></text:p>
        </text:list-item>
        <text:list-item>
          <text:p text:style-name="P11"><text:span text:style-name="T13">i dati possono essere conosciuti</text:span><text:span text:style-name="T16"> </text:span><text:span text:style-name="T11">dal responsabile o dagli incaricati de</text:span><text:span text:style-name="T17">l </text:span><text:span text:style-name="T14">Servizio Servizi all’Infanzia, Istruzione e Sport;</text:span></text:p>
        </text:list-item>
        <text:list-item>
          <text:p text:style-name="P11"><text:span text:style-name="T2">il conferimento dei dati</text:span><text:span text:style-name="T19"> </text:span><text:span text:style-name="T2">ha natura obbligatoria per quanto riguarda i procedimenti <text:s/>amministrativi e contabili inerenti all’ammissione ed erogazione dei servizi socio educativi per la prima infanzia. Non fornire i dati comporta non osservare obblighi di legge e/o impedire che il Comune di Trento possa provvedere all’ammissione ed erogazione dei servizi socio educativi <text:s/>per la prima infanzia;</text:span></text:p>
        </text:list-item>
        <text:list-item>
          <text:p text:style-name="P7">i dati sono conservati per il periodo strettamente necessario all'esecuzione del compito o della funzione di interesse pubblico e comunque a termini di legge;</text:p>
        </text:list-item>
        <text:list-item>
          <text:p text:style-name="P9">i diritti dell'interessato sono: </text:p>
        </text:list-item>
        <text:list-item>
          <text:p text:style-name="P12">richiedere la conferma dell'esistenza o meno dei dati che lo riguardano; </text:p>
        </text:list-item>
        <text:list-item>
          <text:p text:style-name="P12">ottenere la loro comunicazione in forma intelligibile; </text:p>
        </text:list-item>
        <text:list-item>
          <text:p text:style-name="P12">richiedere di conoscere l’origine dei dati personali, le finalità e modalità del trattamento, la logica applicata se il trattamento è effettuato con l’ausilio di strumenti elettronici; </text:p>
        </text:list-item>
        <text:list-item>
          <text:p text:style-name="P12">ottenere la rettifica , la cancellazione, la limitazione, la trasformazione in forma anonima o il blocco dei dati trattati in violazione di legge; </text:p>
        </text:list-item>
        <text:list-item>
          <text:p text:style-name="P12">richiedere la portabilità dei dati;</text:p>
        </text:list-item>
        <text:list-item>
          <text:p text:style-name="P12">aggiornare, correggere o integrare i dati che lo riguardano; </text:p>
        </text:list-item>
        <text:list-item>
          <text:p text:style-name="P13">opporsi, per motivi legittimi, al trattamento dei dati;</text:p>
        </text:list-item>
        <text:list-item>
          <text:p text:style-name="P13">proporre reclamo al Garante per la protezione dei dati personali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mniPage_20__23_1" style:display-name="OmniPage #1" style:family="paragraph" style:parent-style-name="Standard">
      <style:paragraph-properties fo:line-height="0.459cm"/>
    </style:style>
    <style:style style:name="OmniPage_20__23_2" style:display-name="OmniPage #2" style:family="paragraph" style:parent-style-name="Standard">
      <style:paragraph-properties fo:line-height="0.494cm"/>
    </style:style>
    <style:style style:name="OmniPage_20__23_3" style:display-name="OmniPage #3" style:family="paragraph" style:parent-style-name="Standard">
      <style:paragraph-properties fo:line-height="0.459cm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fo:font-size="8pt" fo:language="it" fo:country="IT" style:font-size-asian="8pt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size="11pt" fo:language="it" fo:country="IT" style:font-name-asian="Times New Roman" style:font-size-asian="11pt" style:font-name-complex="Times New Roman" style:font-size-complex="11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WW-Carattere_20_della_20_nota" style:display-name="WW-Carattere della nota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E DI TRENTO</dc:title>
    <meta:initial-creator>Festi Gianni</meta:initial-creator>
    <meta:creation-date>2004-01-19T13:54:00</meta:creation-date>
    <dc:date>2018-07-06T09:08:19.77</dc:date>
    <meta:print-date>2018-06-06T11:32:24.66</meta:print-date>
    <meta:editing-cycles>36</meta:editing-cycles>
    <meta:editing-duration>PT7H3M21S</meta:editing-duration>
    <meta:generator>OpenOffice.org/3.4.1$Win32 OpenOffice.org_project/341m1$Build-9593</meta:generator>
    <dc:creator>Alessandro Ferrandi</dc:creator>
    <meta:document-statistic meta:table-count="0" meta:image-count="0" meta:object-count="0" meta:page-count="1" meta:paragraph-count="25" meta:word-count="567" meta:character-count="3769"/>
  </office:meta>
</office:document-meta>
</file>